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resultadoCSV_Columnas (6).csv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Horas de sol</text:p>
          </table:table-cell>
          <table:table-cell office:value-type="string">
            <text:p>Enero</text:p>
          </table:table-cell>
          <table:table-cell office:value-type="string">
            <text:p>Febrero</text:p>
          </table:table-cell>
          <table:table-cell office:value-type="string">
            <text:p>Marzo</text:p>
          </table:table-cell>
          <table:table-cell office:value-type="string">
            <text:p>Abril</text:p>
          </table:table-cell>
          <table:table-cell office:value-type="string">
            <text:p>Mayo</text:p>
          </table:table-cell>
          <table:table-cell office:value-type="string">
            <text:p>Junio</text:p>
          </table:table-cell>
          <table:table-cell office:value-type="string">
            <text:p>Julio</text:p>
          </table:table-cell>
          <table:table-cell office:value-type="string">
            <text:p>Agosto</text:p>
          </table:table-cell>
          <table:table-cell office:value-type="string">
            <text:p>Septiembre</text:p>
          </table:table-cell>
          <table:table-cell office:value-type="string">
            <text:p>Octubre</text:p>
          </table:table-cell>
          <table:table-cell office:value-type="string">
            <text:p>Noviembre</text:p>
          </table:table-cell>
          <table:table-cell office:value-type="string">
            <text:p>Diciembre</text:p>
          </table:table-cell>
          <table:table-cell office:value-type="string">
            <text:p>Suma Anual</text:p>
          </table:table-cell>
        </table:table-row>
        <table:table-row>
          <table:table-cell office:value="2012.0" office:value-type="float"/>
          <table:table-cell office:value="nan" office:value-type="float"/>
          <table:table-cell office:value="nan" office:value-type="float"/>
          <table:table-cell office:value="243.3" office:value-type="float"/>
          <table:table-cell office:value="122.3" office:value-type="float"/>
          <table:table-cell office:value="191.8" office:value-type="float"/>
          <table:table-cell office:value="195.5" office:value-type="float"/>
          <table:table-cell office:value="269.5" office:value-type="float"/>
          <table:table-cell office:value="261.4" office:value-type="float"/>
          <table:table-cell office:value="216.0" office:value-type="float"/>
          <table:table-cell office:value="114.8" office:value-type="float"/>
          <table:table-cell office:value="73.1" office:value-type="float"/>
          <table:table-cell office:value="42.1" office:value-type="float"/>
          <table:table-cell office:value="1729.8" office:value-type="float"/>
        </table:table-row>
        <table:table-row>
          <table:table-cell office:value="2013.0" office:value-type="float"/>
          <table:table-cell office:value="79.7" office:value-type="float"/>
          <table:table-cell office:value="138.8" office:value-type="float"/>
          <table:table-cell office:value="100.4" office:value-type="float"/>
          <table:table-cell office:value="181.7" office:value-type="float"/>
          <table:table-cell office:value="220.9" office:value-type="float"/>
          <table:table-cell office:value="242.3" office:value-type="float"/>
          <table:table-cell office:value="269.4" office:value-type="float"/>
          <table:table-cell office:value="303.8" office:value-type="float"/>
          <table:table-cell office:value="233.9" office:value-type="float"/>
          <table:table-cell office:value="nan" office:value-type="float"/>
          <table:table-cell office:value="160.6" office:value-type="float"/>
          <table:table-cell office:value="123.7" office:value-type="float"/>
          <table:table-cell office:value="2055.2" office:value-type="float"/>
        </table:table-row>
        <table:table-row>
          <table:table-cell office:value="2014.0" office:value-type="float"/>
          <table:table-cell office:value="68.9" office:value-type="float"/>
          <table:table-cell office:value="75.1" office:value-type="float"/>
          <table:table-cell office:value="188.9" office:value-type="float"/>
          <table:table-cell office:value="180.5" office:value-type="float"/>
          <table:table-cell office:value="245.9" office:value-type="float"/>
          <table:table-cell office:value="222.1" office:value-type="float"/>
          <table:table-cell office:value="262.5" office:value-type="float"/>
          <table:table-cell office:value="254.9" office:value-type="float"/>
          <table:table-cell office:value="172.3" office:value-type="float"/>
          <table:table-cell office:value="160.7" office:value-type="float"/>
          <table:table-cell office:value="58.4" office:value-type="float"/>
          <table:table-cell office:value="155.7" office:value-type="float"/>
          <table:table-cell office:value="2045.9" office:value-type="float"/>
        </table:table-row>
        <table:table-row>
          <table:table-cell office:value="2015.0" office:value-type="float"/>
          <table:table-cell office:value="146.3" office:value-type="float"/>
          <table:table-cell office:value="128.5" office:value-type="float"/>
          <table:table-cell office:value="217.2" office:value-type="float"/>
          <table:table-cell office:value="177.6" office:value-type="float"/>
          <table:table-cell office:value="244.2" office:value-type="float"/>
          <table:table-cell office:value="243.3" office:value-type="float"/>
          <table:table-cell office:value="283.8" office:value-type="float"/>
          <table:table-cell office:value="236.1" office:value-type="float"/>
          <table:table-cell office:value="233.3" office:value-type="float"/>
          <table:table-cell office:value="132.6" office:value-type="float"/>
          <table:table-cell office:value="156.8" office:value-type="float"/>
          <table:table-cell office:value="92.6" office:value-type="float"/>
          <table:table-cell office:value="2292.3" office:value-type="float"/>
        </table:table-row>
        <table:table-row>
          <table:table-cell office:value="2016.0" office:value-type="float"/>
          <table:table-cell office:value="49.4" office:value-type="float"/>
          <table:table-cell office:value="137.2" office:value-type="float"/>
          <table:table-cell office:value="167.2" office:value-type="float"/>
          <table:table-cell office:value="162.1" office:value-type="float"/>
          <table:table-cell office:value="160.0" office:value-type="float"/>
          <table:table-cell office:value="249.4" office:value-type="float"/>
          <table:table-cell office:value="303.6" office:value-type="float"/>
          <table:table-cell office:value="291.0" office:value-type="float"/>
          <table:table-cell office:value="251.2" office:value-type="float"/>
          <table:table-cell office:value="166.7" office:value-type="float"/>
          <table:table-cell office:value="119.9" office:value-type="float"/>
          <table:table-cell office:value="141.8" office:value-type="float"/>
          <table:table-cell office:value="2199.5" office:value-type="float"/>
        </table:table-row>
        <table:table-row>
          <table:table-cell office:value="2017.0" office:value-type="float"/>
          <table:table-cell office:value="155.5" office:value-type="float"/>
          <table:table-cell office:value="130.7" office:value-type="float"/>
          <table:table-cell office:value="178.5" office:value-type="float"/>
          <table:table-cell office:value="261.5" office:value-type="float"/>
          <table:table-cell office:value="189.3" office:value-type="float"/>
          <table:table-cell office:value="251.9" office:value-type="float"/>
          <table:table-cell office:value="282.4" office:value-type="float"/>
          <table:table-cell office:value="271.3" office:value-type="float"/>
          <table:table-cell office:value="252.4" office:value-type="float"/>
          <table:table-cell office:value="229.0" office:value-type="float"/>
          <table:table-cell office:value="181.9" office:value-type="float"/>
          <table:table-cell office:value="126.5" office:value-type="float"/>
          <table:table-cell office:value="2510.9" office:value-type="float"/>
        </table:table-row>
        <table:table-row>
          <table:table-cell office:value="2018.0" office:value-type="float"/>
          <table:table-cell office:value="113.4" office:value-type="float"/>
          <table:table-cell office:value="147.0" office:value-type="float"/>
          <table:table-cell office:value="97.3" office:value-type="float"/>
          <table:table-cell office:value="158.0" office:value-type="float"/>
          <table:table-cell office:value="nan" office:value-type="float"/>
          <table:table-cell office:value="241.7" office:value-type="float"/>
          <table:table-cell office:value="nan" office:value-type="float"/>
          <table:table-cell office:value="354.8" office:value-type="float"/>
          <table:table-cell office:value="287.6" office:value-type="float"/>
          <table:table-cell office:value="168.4" office:value-type="float"/>
          <table:table-cell office:value="91.0" office:value-type="float"/>
          <table:table-cell office:value="111.5" office:value-type="float"/>
          <table:table-cell office:value="1770.7" office:value-type="float"/>
        </table:table-row>
        <table:table-row>
          <table:table-cell office:value="2019.0" office:value-type="float"/>
          <table:table-cell office:value="171.7" office:value-type="float"/>
          <table:table-cell office:value="197.4" office:value-type="float"/>
          <table:table-cell office:value="250.7" office:value-type="float"/>
          <table:table-cell office:value="174.9" office:value-type="float"/>
          <table:table-cell office:value="334.6" office:value-type="float"/>
          <table:table-cell office:value="251.3" office:value-type="float"/>
          <table:table-cell office:value="335.4" office:value-type="float"/>
          <table:table-cell office:value="295.7" office:value-type="float"/>
          <table:table-cell office:value="251.0" office:value-type="float"/>
          <table:table-cell office:value="149.6" office:value-type="float"/>
          <table:table-cell office:value="57.4" office:value-type="float"/>
          <table:table-cell office:value="107.8" office:value-type="float"/>
          <table:table-cell office:value="2577.5" office:value-type="float"/>
        </table:table-row>
        <table:table-row>
          <table:table-cell office:value="2020.0" office:value-type="float"/>
          <table:table-cell office:value="92.2" office:value-type="float"/>
          <table:table-cell office:value="160.0" office:value-type="float"/>
          <table:table-cell office:value="195.6" office:value-type="float"/>
          <table:table-cell office:value="127.4" office:value-type="float"/>
          <table:table-cell office:value="276.9" office:value-type="float"/>
          <table:table-cell office:value="288.4" office:value-type="float"/>
          <table:table-cell office:value="390.0" office:value-type="float"/>
          <table:table-cell office:value="285.7" office:value-type="float"/>
          <table:table-cell office:value="246.8" office:value-type="float"/>
          <table:table-cell office:value="147.8" office:value-type="float"/>
          <table:table-cell office:value="121.5" office:value-type="float"/>
          <table:table-cell office:value="74.9" office:value-type="float"/>
          <table:table-cell office:value="2407.2" office:value-type="float"/>
        </table:table-row>
        <table:table-row>
          <table:table-cell office:value="2021.0" office:value-type="float"/>
          <table:table-cell office:value="129.3" office:value-type="float"/>
          <table:table-cell office:value="83.6" office:value-type="float"/>
          <table:table-cell office:value="228.5" office:value-type="float"/>
          <table:table-cell office:value="195.9" office:value-type="float"/>
          <table:table-cell office:value="280.4" office:value-type="float"/>
          <table:table-cell office:value="278.0" office:value-type="float"/>
          <table:table-cell office:value="336.3" office:value-type="float"/>
          <table:table-cell office:value="332.2" office:value-type="float"/>
          <table:table-cell office:value="194.1" office:value-type="float"/>
          <table:table-cell office:value="187.9" office:value-type="float"/>
          <table:table-cell office:value="190.5" office:value-type="float"/>
          <table:table-cell office:value="97.3" office:value-type="float"/>
          <table:table-cell office:value="2534.0" office:value-type="float"/>
        </table:table-row>
        <table:table-row>
          <table:table-cell office:value="2022.0" office:value-type="float"/>
          <table:table-cell office:value="195.6" office:value-type="float"/>
          <table:table-cell office:value="168.7" office:value-type="float"/>
          <table:table-cell office:value="114.2" office:value-type="float"/>
          <table:table-cell office:value="212.3" office:value-type="float"/>
          <table:table-cell office:value="272.7" office:value-type="float"/>
          <table:table-cell office:value="174.2" office:value-type="float"/>
          <table:table-cell office:value="360.2" office:value-type="float"/>
          <table:table-cell office:value="323.0" office:value-type="float"/>
          <table:table-cell office:value="207.1" office:value-type="float"/>
          <table:table-cell office:value="148.8" office:value-type="float"/>
          <table:table-cell office:value="103.5" office:value-type="float"/>
          <table:table-cell office:value="38.4" office:value-type="float"/>
          <table:table-cell office:value="2318.7" office:value-type="float"/>
        </table:table-row>
        <table:table-row>
          <table:table-cell office:value="2023.0" office:value-type="float"/>
          <table:table-cell office:value="139.8" office:value-type="float"/>
          <table:table-cell office:value="204.7" office:value-type="float"/>
          <table:table-cell office:value="180.4" office:value-type="float"/>
          <table:table-cell office:value="258.4" office:value-type="float"/>
          <table:table-cell office:value="272.7" office:value-type="float"/>
          <table:table-cell office:value="48.4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nan" office:value-type="float"/>
          <table:table-cell office:value="1104.3999999999999" office:value-type="float"/>
        </table:table-row>
        <table:table-row>
          <table:table-cell office:value-type="string">
            <text:p>Media Mensual</text:p>
          </table:table-cell>
          <table:table-cell office:value="121.98181818181818" office:value-type="float"/>
          <table:table-cell office:value="142.88181818181818" office:value-type="float"/>
          <table:table-cell office:value="180.1833333333333" office:value-type="float"/>
          <table:table-cell office:value="184.38333333333333" office:value-type="float"/>
          <table:table-cell office:value="244.4909090909091" office:value-type="float"/>
          <table:table-cell office:value="223.875" office:value-type="float"/>
          <table:table-cell office:value="309.31" office:value-type="float"/>
          <table:table-cell office:value="291.8090909090909" office:value-type="float"/>
          <table:table-cell office:value="231.4272727272727" office:value-type="float"/>
          <table:table-cell office:value="160.63" office:value-type="float"/>
          <table:table-cell office:value="119.5090909090909" office:value-type="float"/>
          <table:table-cell office:value="101.11818181818181" office:value-type="float"/>
          <table:table-cell office:value="2165.118181818182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5-03-05T19:15:35.753624</meta:creation-date>
    <dc:date>2025-03-05T19:15:35.755887</dc:date>
    <meta:generator>http://pypi.python.org/pypi/ezodf/0.1.0$Python3.13.0 (tags/v3.13.0:60403a5, Oct  7 2024, 09:38:07) [MSC v.1941 64 bit (AMD64)]</meta:generator>
    <meta:document-statistic/>
    <meta:editing-cycles>1</meta:editing-cycles>
  </office:meta>
</office:document-meta>
</file>